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de correo</text:p>
          </table:table-cell>
          <table:table-cell office:value-type="string">
            <text:p>Cuestionario:UT1-AE1. Prueba de evaluación(I) (Real)</text:p>
          </table:table-cell>
          <table:table-cell office:value-type="string">
            <text:p>Cuestionario:UT1-AE2. Prueba de evaluación(II). (Real)</text:p>
          </table:table-cell>
          <table:table-cell office:value-type="string">
            <text:p>Cuestionario:UT1-AER1. Recuperación. Prueba de evaluación(I) (Real)</text:p>
          </table:table-cell>
          <table:table-cell office:value-type="string">
            <text:p>Cuestionario:UT1-AER2. Recuperación. Prueba de evaluación (II) (Real)</text:p>
          </table:table-cell>
          <table:table-cell office:value-type="string">
            <text:p>Tarea:UT1-AE1D. Prueba de evaluación(I). Calificación definitiva (Real)</text:p>
          </table:table-cell>
          <table:table-cell office:value-type="string">
            <text:p>Tarea:UT1-AE2D. Prueba de evaluación conceptos (II). Calificación definitiva (Real)</text:p>
          </table:table-cell>
          <table:table-cell office:value-type="string">
            <text:p>Cuestionario:UT2-AE1. Prueba teórica (Real)</text:p>
          </table:table-cell>
          <table:table-cell office:value-type="string">
            <text:p>Cuestionario:UT2-AER1. Recuperación. Prueba teórica (Real)</text:p>
          </table:table-cell>
          <table:table-cell office:value-type="string">
            <text:p>Cuestionario:UT2-AERF1. Prueba teórica. Recuperación final (Real)</text:p>
          </table:table-cell>
          <table:table-cell office:value-type="string">
            <text:p>Tarea:UT2-AE2. Prueba práctica (Real)</text:p>
          </table:table-cell>
          <table:table-cell office:value-type="string">
            <text:p>Tarea:UT2-AER2.Recuperación. Prueba práctica (Real)</text:p>
          </table:table-cell>
          <table:table-cell office:value-type="string">
            <text:p>Tarea:UT2-AERF2.Recuperación final. Prueba práctica (Real)</text:p>
          </table:table-cell>
          <table:table-cell office:value-type="string">
            <text:p>Tarea:UT2-AED1. Prueba teórica. Calificación definitiva (Real)</text:p>
          </table:table-cell>
          <table:table-cell office:value-type="string">
            <text:p>Tarea:UT2-AED2. Prueba práctica. Calificación definitiva (Real)</text:p>
          </table:table-cell>
          <table:table-cell office:value-type="string">
            <text:p>pruebas 1 (Real)</text:p>
          </table:table-cell>
          <table:table-cell office:value-type="string">
            <text:p>Tarea:UT0-A1. Uso básico del equipo. (Real)</text:p>
          </table:table-cell>
          <table:table-cell office:value-type="string">
            <text:p>Tarea:UT0-A2. Cualidades de un buen administrador de sistemas (Real)</text:p>
          </table:table-cell>
          <table:table-cell office:value-type="string">
            <text:p>Tarea:UT0-A3. Uso básico del equipo. Repaso (Real)</text:p>
          </table:table-cell>
          <table:table-cell office:value-type="string">
            <text:p>Tarea:UT1-A1. Características y componentes básicos de una red local - grupo 1 (Real)</text:p>
          </table:table-cell>
          <table:table-cell office:value-type="string">
            <text:p>Tarea:UT1-A1. Características y componentes básicos de una red local - grupo 2 (Real)</text:p>
          </table:table-cell>
          <table:table-cell office:value-type="string">
            <text:p>Tarea:UT1-A1. Características y componentes básicos de una red local - grupo 3 (Real)</text:p>
          </table:table-cell>
          <table:table-cell office:value-type="string">
            <text:p>Tarea:UT1-A1. Características y componentes básicos de una red local - grupo 4 (Real)</text:p>
          </table:table-cell>
          <table:table-cell office:value-type="string">
            <text:p>Lección:UT1-A2. Lección. La comunicación (Real)</text:p>
          </table:table-cell>
          <table:table-cell office:value-type="string">
            <text:p>Tarea:UT1-A3. Mapa conceptual.Introducción a Freeplane (Real)</text:p>
          </table:table-cell>
          <table:table-cell office:value-type="string">
            <text:p>Tarea:UT1-A4. Mapa conceptual. Clasificación de las redes (Real)</text:p>
          </table:table-cell>
          <table:table-cell office:value-type="string">
            <text:p>Tarea:UT1-A5. firechat (Real)</text:p>
          </table:table-cell>
          <table:table-cell office:value-type="string">
            <text:p>Tarea:UT1-A6. Velocidad de transmisión de la información (Real)</text:p>
          </table:table-cell>
          <table:table-cell office:value-type="string">
            <text:p>Tarea:UT1-A7. Internet por satélite (Real)</text:p>
          </table:table-cell>
          <table:table-cell office:value-type="string">
            <text:p>Tarea:UT1-A8. Preguntas. Características generales de las redes locales (Real)</text:p>
          </table:table-cell>
          <table:table-cell office:value-type="string">
            <text:p>Lección:UT1-A9. Lección. Arquitectura de redes (Real)</text:p>
          </table:table-cell>
          <table:table-cell office:value-type="string">
            <text:p>Tarea:UT1-A10. Mapa conceptual. El modelo de referencia OSI (Real)</text:p>
          </table:table-cell>
          <table:table-cell office:value-type="string">
            <text:p>Tarea:UT1-A11. Página de prueba en Wiki (Real)</text:p>
          </table:table-cell>
          <table:table-cell office:value-type="string">
            <text:p>Tarea:UT1-A12. Página sobre uso básico del equipo en Wiki (Real)</text:p>
          </table:table-cell>
          <table:table-cell office:value-type="string">
            <text:p>Tarea:UT1-AC2. Introduccón a la arquitectura TCP/IP (Real)</text:p>
          </table:table-cell>
          <table:table-cell office:value-type="string">
            <text:p>Tarea:UT1-AC3. Actividad complementaria. Mapa conceptual. Arquitectura TCP/IP (Real)</text:p>
          </table:table-cell>
          <table:table-cell office:value-type="string">
            <text:p>Tarea:UT2-A1. Práctica. Tarjetas de red (Real)</text:p>
          </table:table-cell>
          <table:table-cell office:value-type="string">
            <text:p>Tarea:UT2-A2. Práctica. Introducción a packet tracer (Real)</text:p>
          </table:table-cell>
          <table:table-cell office:value-type="string">
            <text:p>Tarea:UT2-A3. Mapa conceptual. Capa de enlace de datos (Real)</text:p>
          </table:table-cell>
          <table:table-cell office:value-type="string">
            <text:p>Tarea:UT2-A4. Práctica. Direccionamiento físico y elementos de la capa de enlace (Real)</text:p>
          </table:table-cell>
          <table:table-cell office:value-type="string">
            <text:p>Tarea:UT2-A5. Mapa conceptual. Técnicas de control de acceso al medio (Real)</text:p>
          </table:table-cell>
          <table:table-cell office:value-type="string">
            <text:p>Cuestionario:UT2-A6.Cuestionario. Técnicas de acceso al medio (Real)</text:p>
          </table:table-cell>
          <table:table-cell office:value-type="string">
            <text:p>Tarea:UT2-A7. Práctica. PT. Conmutación de tramas. (Real)</text:p>
          </table:table-cell>
          <table:table-cell office:value-type="string">
            <text:p>Tarea:UT2-A8. Supuestos prácticos. Ejercicios (I) (Real)</text:p>
          </table:table-cell>
          <table:table-cell office:value-type="string">
            <text:p>Tarea:UT2-A9. Supuestos prácticos. Ejercicios (II) (Real)</text:p>
          </table:table-cell>
          <table:table-cell office:value-type="string">
            <text:p>prácticas 1 (Real)</text:p>
          </table:table-cell>
          <table:table-cell office:value-type="string">
            <text:p>Tarea:Wikicuaderno. 1º trimestre (Real)</text:p>
          </table:table-cell>
          <table:table-cell office:value-type="string">
            <text:p>Tarea:Negativos. 1º trimestre (Real)</text:p>
          </table:table-cell>
          <table:table-cell office:value-type="string">
            <text:p>Tarea:Actitud general. 1º trimestre (Real)</text:p>
          </table:table-cell>
          <table:table-cell office:value-type="string">
            <text:p>participación - actitud 1 (Real)</text:p>
          </table:table-cell>
          <table:table-cell office:value-type="string">
            <text:p>1ª evaluación (Real)</text:p>
          </table:table-cell>
          <table:table-cell office:value-type="string">
            <text:p>Evaluación1-calificación (Real)</text:p>
          </table:table-cell>
          <table:table-cell office:value-type="string">
            <text:p>Cuestionario:UT4-AE2. Control. Capa de red. (Real)</text:p>
          </table:table-cell>
          <table:table-cell office:value-type="string">
            <text:p>Cuestionario:UT4-AER1. Control. Capa de red. Recuperación (Real)</text:p>
          </table:table-cell>
          <table:table-cell office:value-type="string">
            <text:p>Cuestionario:UT4-AERF1. Control. Capa de red. Recuperación final (Real)</text:p>
          </table:table-cell>
          <table:table-cell office:value-type="string">
            <text:p>Tarea:UT4-AE1. Prueba práctica - parte 1 (Real)</text:p>
          </table:table-cell>
          <table:table-cell office:value-type="string">
            <text:p>Tarea:UT4-AE1. Prueba práctica - parte 2 (Real)</text:p>
          </table:table-cell>
          <table:table-cell office:value-type="string">
            <text:p>Tarea:UT4-AER1. Prueba práctica - recuperación - parte 1 (Real)</text:p>
          </table:table-cell>
          <table:table-cell office:value-type="string">
            <text:p>Tarea:UT4-AER1. Prueba práctica - recuperación - parte 2 (Real)</text:p>
          </table:table-cell>
          <table:table-cell office:value-type="string">
            <text:p>Tarea:UT4-AERF2. Recuperación final. Prueba práctica (Real)</text:p>
          </table:table-cell>
          <table:table-cell office:value-type="string">
            <text:p>Tarea:UT4-AERF. Recuperación final. Prueba prácticav2 (Real)</text:p>
          </table:table-cell>
          <table:table-cell office:value-type="string">
            <text:p>Tarea:UT4-AED1. Prueba práctica calificación definitiva (Real)</text:p>
          </table:table-cell>
          <table:table-cell office:value-type="string">
            <text:p>Tarea:UT4-AED2. Cuestionario. Calificación definitiva (Real)</text:p>
          </table:table-cell>
          <table:table-cell office:value-type="string">
            <text:p>pruebas2 (Real)</text:p>
          </table:table-cell>
          <table:table-cell office:value-type="string">
            <text:p>Tarea:UT4-A11. Configuración de la red en Linux (Real)</text:p>
          </table:table-cell>
          <table:table-cell office:value-type="string">
            <text:p>Tarea:UT4-A12. Configuración de la red en Linux. Consolidación I (Real)</text:p>
          </table:table-cell>
          <table:table-cell office:value-type="string">
            <text:p>Tarea:UT4-A13. Configuración de la red en Linux. Consolidación II (Real)</text:p>
          </table:table-cell>
          <table:table-cell office:value-type="string">
            <text:p>Tarea:UT4-A14. Ejercicios de direccionamiento. Repaso (Real)</text:p>
          </table:table-cell>
          <table:table-cell office:value-type="string">
            <text:p>Tarea:UT4-A15. Configuración de la red en Linux. Consolidación III (Real)</text:p>
          </table:table-cell>
          <table:table-cell office:value-type="string">
            <text:p>Tarea:UT3-A1. Mapa conceptual. Características de la capa de red (Real)</text:p>
          </table:table-cell>
          <table:table-cell office:value-type="string">
            <text:p>Tarea:UT3-A2. Direcciones IP (Real)</text:p>
          </table:table-cell>
          <table:table-cell office:value-type="string">
            <text:p>Tarea:UT3-A3. Redes públicas y privadas (Real)</text:p>
          </table:table-cell>
          <table:table-cell office:value-type="string">
            <text:p>Tarea:UT3-A4. Direcciones IPv4. Ejercicios (Real)</text:p>
          </table:table-cell>
          <table:table-cell office:value-type="string">
            <text:p>Tarea:UT3-A5. Redes IP sin clase. Subredes (Real)</text:p>
          </table:table-cell>
          <table:table-cell office:value-type="string">
            <text:p>Tarea:UT3-A6. Direccionamiento IP. Ejercicios subredes (Real)</text:p>
          </table:table-cell>
          <table:table-cell office:value-type="string">
            <text:p>Tarea:UT3-A7. IPv6 (Real)</text:p>
          </table:table-cell>
          <table:table-cell office:value-type="string">
            <text:p>Tarea:UT3-A8. Direcciones IPv6. Ejercicios (Real)</text:p>
          </table:table-cell>
          <table:table-cell office:value-type="string">
            <text:p>Tarea:UT3-A9. Protocolo ARP (Real)</text:p>
          </table:table-cell>
          <table:table-cell office:value-type="string">
            <text:p>Tarea:UT4-A10. Protocolo ICMP (Real)</text:p>
          </table:table-cell>
          <table:table-cell office:value-type="string">
            <text:p>prácticas 2 (Real)</text:p>
          </table:table-cell>
          <table:table-cell office:value-type="string">
            <text:p>Tarea:Wikicuaderno. 2º trimestre (Real)</text:p>
          </table:table-cell>
          <table:table-cell office:value-type="string">
            <text:p>Tarea:Comunidad G+. 2º trimestre (Real)</text:p>
          </table:table-cell>
          <table:table-cell office:value-type="string">
            <text:p>Tarea:Actitud general. 2º trimestre (Real)</text:p>
          </table:table-cell>
          <table:table-cell office:value-type="string">
            <text:p>Tarea:Positivos. 2º trimestre (Real)</text:p>
          </table:table-cell>
          <table:table-cell office:value-type="string">
            <text:p>participación - actitud 2 (Real)</text:p>
          </table:table-cell>
          <table:table-cell office:value-type="string">
            <text:p>Total categoría (Real)</text:p>
          </table:table-cell>
          <table:table-cell office:value-type="string">
            <text:p>2ª evaluación (Real)</text:p>
          </table:table-cell>
          <table:table-cell office:value-type="string">
            <text:p>Cuestionario:UT2-AER1. Recuperación. Prueba teórica (Real)</text:p>
          </table:table-cell>
          <table:table-cell office:value-type="string">
            <text:p>Cuestionario:UT2-AE1. Prueba teórica (Real)</text:p>
          </table:table-cell>
          <table:table-cell office:value-type="string">
            <text:p>Tarea:UT2-AE1D. Prueba teórica. Calificación definitiva (Real)</text:p>
          </table:table-cell>
          <table:table-cell office:value-type="string">
            <text:p>Tarea:UT2-AE2. Prueba teórico práctica 1/2 (Real)</text:p>
          </table:table-cell>
          <table:table-cell office:value-type="string">
            <text:p>Tarea:UT2-AE2. Prueba teórico práctica 2/2 (Real)</text:p>
          </table:table-cell>
          <table:table-cell office:value-type="string">
            <text:p>Tarea:UT2-AER2. Prueba teórico práctica (Real)</text:p>
          </table:table-cell>
          <table:table-cell office:value-type="string">
            <text:p>Tarea:UT2-AE2D. Prueba teórico-práctica. Calificación definitiva (Real)</text:p>
          </table:table-cell>
          <table:table-cell office:value-type="string">
            <text:p>Tarea:UT5-AE1. Prueba práctica. Enrutamiento estático (Real)</text:p>
          </table:table-cell>
          <table:table-cell office:value-type="string">
            <text:p>Tarea:UT5-AER1.Recuperación. Prueba práctica. Enrutamiento estático (Real)</text:p>
          </table:table-cell>
          <table:table-cell office:value-type="string">
            <text:p>Tarea:UT5-AE4. Prueba práctica. Enrutamiento estático y VLAN (Real)</text:p>
          </table:table-cell>
          <table:table-cell office:value-type="string">
            <text:p>Tarea:UT5-AER2. Recuperación. Prueba práctica. Enrutamiento estático y VLAN (Real)</text:p>
          </table:table-cell>
          <table:table-cell office:value-type="string">
            <text:p>Tarea:UT5-AERF2. Recuperación final. Prueba práctica. Enrutamiento estático y VLAN (Real)</text:p>
          </table:table-cell>
          <table:table-cell office:value-type="string">
            <text:p>Cuestionario:UT5.AE2. Prueba teórica. Enrutamiento estático (Real)</text:p>
          </table:table-cell>
          <table:table-cell office:value-type="string">
            <text:p>Cuestionario:UT5.AER2. Recuperación. Prueba teórica. Enrutamiento estático (Real)</text:p>
          </table:table-cell>
          <table:table-cell office:value-type="string">
            <text:p>Cuestionario:UT5.AERF2. Recuperación final. Prueba teórica. Enrutamiento estático (Real)</text:p>
          </table:table-cell>
          <table:table-cell office:value-type="string">
            <text:p>Cuestionario:UT5.AE3. Prueba teórica. Enrutamiento y VLAN (Real)</text:p>
          </table:table-cell>
          <table:table-cell office:value-type="string">
            <text:p>Cuestionario:UT5.AER1. Recuperación. Prueba teórica. Enrutamiento y VLAN (Real)</text:p>
          </table:table-cell>
          <table:table-cell office:value-type="string">
            <text:p>Cuestionario:UT5.AERF1. Recuperación final. Prueba teórica. Enrutamiento y VLAN (Real)</text:p>
          </table:table-cell>
          <table:table-cell office:value-type="string">
            <text:p>Tarea:UT6-AE2. Prueba práctica. Capa de transporte (Real)</text:p>
          </table:table-cell>
          <table:table-cell office:value-type="string">
            <text:p>Tarea:UT6-AER2. Recuperación. Prueba práctica. Capa de transporte (Real)</text:p>
          </table:table-cell>
          <table:table-cell office:value-type="string">
            <text:p>Tarea:UT6-AERF2. Recuperación final. Prueba práctica. Capa de transporte (Real)</text:p>
          </table:table-cell>
          <table:table-cell office:value-type="string">
            <text:p>Cuestionario:UT6-AE1. Cuestionario - Capa de transporte. Protocolos TCP y UDP (Real)</text:p>
          </table:table-cell>
          <table:table-cell office:value-type="string">
            <text:p>Cuestionario:UT6-AE3. Cuestionario - netstat y PAT (Real)</text:p>
          </table:table-cell>
          <table:table-cell office:value-type="string">
            <text:p>Cuestionario:UT6-AER1. Recuperación. Prueba teórica. Capa de transporte. Protocolos TCP y UDP (Real)</text:p>
          </table:table-cell>
          <table:table-cell office:value-type="string">
            <text:p>Cuestionario:UT6-AER3. Recuperación.Cuestionario netstat y PAT (Real)</text:p>
          </table:table-cell>
          <table:table-cell office:value-type="string">
            <text:p>Cuestionario:UT6-AERF1. Recuperación final. Prueba teórica. Capa de transporte. Protocolos TCP y UDP (Real)</text:p>
          </table:table-cell>
          <table:table-cell office:value-type="string">
            <text:p>Cuestionario:UT6-AERF3. Recuperación final.Cuestionario netstat y PAT (Real)</text:p>
          </table:table-cell>
          <table:table-cell office:value-type="string">
            <text:p>Tarea:UT5. Enrutamiento. Prueba teórica. Calificación definitiva (Real)</text:p>
          </table:table-cell>
          <table:table-cell office:value-type="string">
            <text:p>Tarea:UT5. Enrutamiento. Prueba práctica. Calificación definitiva (Real)</text:p>
          </table:table-cell>
          <table:table-cell office:value-type="string">
            <text:p>Tarea:UT5.VLAN. Prueba práctica. Calificación definitiva (Real)</text:p>
          </table:table-cell>
          <table:table-cell office:value-type="string">
            <text:p>Tarea:UT5. VLAN. Parte teórica. Calificación definitiva (Real)</text:p>
          </table:table-cell>
          <table:table-cell office:value-type="string">
            <text:p>Tarea:UT6. Prueba teórica. Capa de transporte. Protocolos TCP y UDP. Calificación definitiva (Real)</text:p>
          </table:table-cell>
          <table:table-cell office:value-type="string">
            <text:p>Tarea:UT6. Prueba práctica. Calificación definitiva (Real)</text:p>
          </table:table-cell>
          <table:table-cell office:value-type="string">
            <text:p>Tarea:UT6. Cuestionarios - netstat y PAT. Calificación definitiva (Real)</text:p>
          </table:table-cell>
          <table:table-cell office:value-type="string">
            <text:p>Tarea:UT7-AE2. Prueba práctica. Capa de aplicación (Real)</text:p>
          </table:table-cell>
          <table:table-cell office:value-type="string">
            <text:p>Tarea:UT7-AR2. Recuperación. Prueba práctica. Capa de aplicación (Real)</text:p>
          </table:table-cell>
          <table:table-cell office:value-type="string">
            <text:p>Cuestionario:UT7-AE1. Prueba teórica. Capa de aplicación (Real)</text:p>
          </table:table-cell>
          <table:table-cell office:value-type="string">
            <text:p>Cuestionario:UT7-AER1. Recuperación. Prueba teórica. Capa de aplicación (Real)</text:p>
          </table:table-cell>
          <table:table-cell office:value-type="string">
            <text:p>Tarea:UT7. Prueba teórica. Calificación definitiva (Real)</text:p>
          </table:table-cell>
          <table:table-cell office:value-type="string">
            <text:p>Tarea:UT7. Prueba práctica. Calificación definitiva (Real)</text:p>
          </table:table-cell>
          <table:table-cell office:value-type="string">
            <text:p>pruebas 3 (Real)</text:p>
          </table:table-cell>
          <table:table-cell office:value-type="string">
            <text:p>Tarea:UT2-A2. Paǵina en wiki. Datos físicos de la red del aula (Real)</text:p>
          </table:table-cell>
          <table:table-cell office:value-type="string">
            <text:p>Tarea:UT1-A10. Análisis de PDU con Wireshark (Real)</text:p>
          </table:table-cell>
          <table:table-cell office:value-type="string">
            <text:p>Tarea:UT2-A13. Elaboración de latiguillos, crimpado en parcheo y montaje de roseta (Real)</text:p>
          </table:table-cell>
          <table:table-cell office:value-type="string">
            <text:p>Tarea:UT2-A1. Esquema de la red del aula (Real)</text:p>
          </table:table-cell>
          <table:table-cell office:value-type="string">
            <text:p>Tarea:UT2-A7. Revisión del cumplimiento de la norma en proyecto de cableado estructurado (Real)</text:p>
          </table:table-cell>
          <table:table-cell office:value-type="string">
            <text:p>Tarea:UT2-A11. Diseño físico de una red. Presupuesto (Real)</text:p>
          </table:table-cell>
          <table:table-cell office:value-type="string">
            <text:p>Tarea:UT2-A12. Supuesto. Etiquetado SCE (Real)</text:p>
          </table:table-cell>
          <table:table-cell office:value-type="string">
            <text:p>Tarea:UT2-A10. Proyecto técnico de cableado estructurado (Real)</text:p>
          </table:table-cell>
          <table:table-cell office:value-type="string">
            <text:p>Lección:UT2-A3. Capa física, tipos de comunicación y medios físicos (Real)</text:p>
          </table:table-cell>
          <table:table-cell office:value-type="string">
            <text:p>Tarea:UT2-A4. Redes Ethernet. Mapa conceptual (Real)</text:p>
          </table:table-cell>
          <table:table-cell office:value-type="string">
            <text:p>Tarea:UT2-A5. Preguntas. Capa física. Tipos de comunicación. Medios físicos y Redes Ethernet (Real)</text:p>
          </table:table-cell>
          <table:table-cell office:value-type="string">
            <text:p>Tarea:UT2-A6. Normativa y estructura general de un sistema de cableado estructurado-g1 (Real)</text:p>
          </table:table-cell>
          <table:table-cell office:value-type="string">
            <text:p>Tarea:UT2-A8. Ejercicios. Dimensionado de un SCE (Real)</text:p>
          </table:table-cell>
          <table:table-cell office:value-type="string">
            <text:p>Tarea:UT2-A9. Dimensionado de canalizaciones (Real)</text:p>
          </table:table-cell>
          <table:table-cell office:value-type="string">
            <text:p>Tarea:UT5-A1. Enrutamiento. Mapa conceptual (Real)</text:p>
          </table:table-cell>
          <table:table-cell office:value-type="string">
            <text:p>Tarea:UT5-A2. Tablas de enrutamiento de esquema de red (Real)</text:p>
          </table:table-cell>
          <table:table-cell office:value-type="string">
            <text:p>Tarea:UT5-A2-1. Tabla de enrutamiento de esquema de red (Real)</text:p>
          </table:table-cell>
          <table:table-cell office:value-type="string">
            <text:p>Tarea:UT5-A3. Práctica guiada. Enrutamiento estático con PacketTracer (Real)</text:p>
          </table:table-cell>
          <table:table-cell office:value-type="string">
            <text:p>Tarea:UT5-A4. Práctica de consolidación. Enrutamiento estático (Real)</text:p>
          </table:table-cell>
          <table:table-cell office:value-type="string">
            <text:p>Tarea:UT5-AC1. Enrutamiento estático con Linux (Real)</text:p>
          </table:table-cell>
          <table:table-cell office:value-type="string">
            <text:p>Tarea:UT5-AC2. VLAN con Packettracer (Real)</text:p>
          </table:table-cell>
          <table:table-cell office:value-type="string">
            <text:p>Tarea:UT5-A5. VLAN. Características (Real)</text:p>
          </table:table-cell>
          <table:table-cell office:value-type="string">
            <text:p>Tarea:UT5-A6. Práctica guiada. VLAN con Paquet Tracer (Real)</text:p>
          </table:table-cell>
          <table:table-cell office:value-type="string">
            <text:p>Tarea:UT5-A7. Práctica. VLAN con Paquet Tracer (Real)</text:p>
          </table:table-cell>
          <table:table-cell office:value-type="string">
            <text:p>Tarea:UT5-A8. Práctica. VLAN + enrutamiento (I) (Real)</text:p>
          </table:table-cell>
          <table:table-cell office:value-type="string">
            <text:p>Tarea:UT5-A9. Práctica. VLAN + enrutamiento (II) (Real)</text:p>
          </table:table-cell>
          <table:table-cell office:value-type="string">
            <text:p>Tarea:UT5-A10. Práctica. VLAN + enrutamiento (III) (Real)</text:p>
          </table:table-cell>
          <table:table-cell office:value-type="string">
            <text:p>Tarea:UT5-A10. Práctica. Enrutamiento en Linux (Real)</text:p>
          </table:table-cell>
          <table:table-cell office:value-type="string">
            <text:p>Tarea:UT6-A1. Preguntas. La capa de transporte (Real)</text:p>
          </table:table-cell>
          <table:table-cell office:value-type="string">
            <text:p>Tarea:UT6-A2. Presentación colaborativa. La capa de transporte (Real)</text:p>
          </table:table-cell>
          <table:table-cell office:value-type="string">
            <text:p>Tarea:UT6-AC1. Práctica. Privacidad en Internet (Real)</text:p>
          </table:table-cell>
          <table:table-cell office:value-type="string">
            <text:p>Tarea:UT6-AC2. Práctica. Reenvío de puertos en Linux (Real)</text:p>
          </table:table-cell>
          <table:table-cell office:value-type="string">
            <text:p>Tarea:UT6-A2. Comparativa de direcciones y capas de la pila de protocolos TCP/IP (Real)</text:p>
          </table:table-cell>
          <table:table-cell office:value-type="string">
            <text:p>Tarea:UT6-A4. Observación del protocolo TCP con netstat (Real)</text:p>
          </table:table-cell>
          <table:table-cell office:value-type="string">
            <text:p>Tarea:UT6-A5. Supuesto práctico. netstat (Real)</text:p>
          </table:table-cell>
          <table:table-cell office:value-type="string">
            <text:p>Tarea:UT6-A6. Práctica. Port address translation (Real)</text:p>
          </table:table-cell>
          <table:table-cell office:value-type="string">
            <text:p>Tarea:UT6-A8. Supuesto Práctico. Port address translation (Real)</text:p>
          </table:table-cell>
          <table:table-cell office:value-type="string">
            <text:p>Tarea:UT6-A9. Capa de transporte. Consolidación (Real)</text:p>
          </table:table-cell>
          <table:table-cell office:value-type="string">
            <text:p>Tarea:UT6-A3. Diagrama estados TCP (Real)</text:p>
          </table:table-cell>
          <table:table-cell office:value-type="string">
            <text:p>Tarea:UT7-A1. Mapa conceptual. Servicio y protocolo DNS (Real)</text:p>
          </table:table-cell>
          <table:table-cell office:value-type="string">
            <text:p>Tarea:UT7-A2. Práctica. Protocolo DNS (Real)</text:p>
          </table:table-cell>
          <table:table-cell office:value-type="string">
            <text:p>Tarea:UT7-A3. Práctica. Protocolo FTP (Real)</text:p>
          </table:table-cell>
          <table:table-cell office:value-type="string">
            <text:p>Tarea:UT7-A4. Práctica. Protocolo DHCP (Real)</text:p>
          </table:table-cell>
          <table:table-cell office:value-type="string">
            <text:p>Tarea:UT7-A5. Práctica. Protocolos de acceso remoto (Real)</text:p>
          </table:table-cell>
          <table:table-cell office:value-type="string">
            <text:p>Tarea:UT7-A6. Práctica repaso. Protocolos FTP y DNS (Real)</text:p>
          </table:table-cell>
          <table:table-cell office:value-type="string">
            <text:p>Tarea:UT7-A7. Práctica. Gestión de archivos en red (Real)</text:p>
          </table:table-cell>
          <table:table-cell office:value-type="string">
            <text:p>Tarea:UT7-A8. Práctica. Protocolo http (Real)</text:p>
          </table:table-cell>
          <table:table-cell office:value-type="string">
            <text:p>Tarea:UT7-A7. Práctica. Detalles correo (Real)</text:p>
          </table:table-cell>
          <table:table-cell office:value-type="string">
            <text:p>Tarea:UT7-A8. Práctica. Clientes de correo en GNU/Linux (Real)</text:p>
          </table:table-cell>
          <table:table-cell office:value-type="string">
            <text:p>Tarea:UT7-A9. Preguntas. Correo electrónico (Real)</text:p>
          </table:table-cell>
          <table:table-cell office:value-type="string">
            <text:p>Tarea:UT7-A10. Práctica repaso. Detalles correo (Real)</text:p>
          </table:table-cell>
          <table:table-cell office:value-type="string">
            <text:p>Tarea:UT7-A11. Práctica. Clientes de correo II (Real)</text:p>
          </table:table-cell>
          <table:table-cell office:value-type="string">
            <text:p>Tarea:UT5-A11. Dominios de colisión y de difusión en VLANs (Real)</text:p>
          </table:table-cell>
          <table:table-cell office:value-type="string">
            <text:p>Tarea:UT5-AC3. VLAN y enrutamiento. Correccion errores (Real)</text:p>
          </table:table-cell>
          <table:table-cell office:value-type="string">
            <text:p>Tarea:UT6-A7. Supuesto red de clase. Transición a WIFI Canarias (Real)</text:p>
          </table:table-cell>
          <table:table-cell office:value-type="string">
            <text:p>Tarea:UT8-A1. Práctica. Prevención de riesgos laborales (Real)</text:p>
          </table:table-cell>
          <table:table-cell office:value-type="string">
            <text:p>Tarea:UT8-A2. La basura electrónica (Real)</text:p>
          </table:table-cell>
          <table:table-cell office:value-type="string">
            <text:p>Tarea:UT8-A3. Gestión de residuos. Legislación (Real)</text:p>
          </table:table-cell>
          <table:table-cell office:value-type="string">
            <text:p>prácticas 3 (Real)</text:p>
          </table:table-cell>
          <table:table-cell office:value-type="string">
            <text:p>Tarea:Actitud general. 3º trimestre (Real)</text:p>
          </table:table-cell>
          <table:table-cell office:value-type="string">
            <text:p>participación - actitud 3 (Real)</text:p>
          </table:table-cell>
          <table:table-cell office:value-type="string">
            <text:p>Total categoría (Real)</text:p>
          </table:table-cell>
          <table:table-cell office:value-type="string">
            <text:p>3ª evaluación (Real)</text:p>
          </table:table-cell>
          <table:table-cell office:value-type="string">
            <text:p>Tarea:UT1-AE2D. Prueba práctica (II). Calificación definitiva (Real)</text:p>
          </table:table-cell>
          <table:table-cell office:value-type="string">
            <text:p>Tarea:UT1-AE2. Prueba de evaluación (II). Parte práctica (Real)</text:p>
          </table:table-cell>
          <table:table-cell office:value-type="string">
            <text:p>Tarea:UT1-AER2. Recuperación. Prueba de evaluación (II). Parte práctica (Real)</text:p>
          </table:table-cell>
          <table:table-cell office:value-type="string">
            <text:p>Tarea:Comunidad G+. 1º trimestre (Real)</text:p>
          </table:table-cell>
          <table:table-cell office:value-type="string">
            <text:p>Tarea:UT2-AC1. Vídeo. Internet submarina (Real)</text:p>
          </table:table-cell>
          <table:table-cell office:value-type="string">
            <text:p>Tarea:UT0-A1. Cualidades de un buen administrador de sistemas (Real)</text:p>
          </table:table-cell>
          <table:table-cell office:value-type="string">
            <text:p>Tarea:UT1-AC1. Actividad complementaria. Intercambio de archivos por ssh (Real)</text:p>
          </table:table-cell>
          <table:table-cell office:value-type="string">
            <text:p>Tarea:UT1-AC1. Actividad complementaria. Encendido remoto con Wake on LAN (Real)</text:p>
          </table:table-cell>
          <table:table-cell office:value-type="string">
            <text:p>Tarea:UT2-AC1. Vídeo. Internet submarina (Real)</text:p>
          </table:table-cell>
          <table:table-cell office:value-type="string">
            <text:p>Glosario:UT1-Glosario (Real)</text:p>
          </table:table-cell>
          <table:table-cell office:value-type="string">
            <text:p>Tarea:UT0-A3. Navegación segura (Real)</text:p>
          </table:table-cell>
          <table:table-cell office:value-type="string">
            <text:p>Tarea:Preguntas en clase. 2º trimestre (Real)</text:p>
          </table:table-cell>
          <table:table-cell office:value-type="string">
            <text:p>Tarea:UT2-A5. Comparativa de precios de elementos de cableado estructurado (Real)</text:p>
          </table:table-cell>
          <table:table-cell office:value-type="string">
            <text:p>Tarea:UT2-A12. Preguntas. Instalación del SCE de clase (Real)</text:p>
          </table:table-cell>
          <table:table-cell office:value-type="string">
            <text:p>Tarea:UT2-A6. Normativa y estructura general de un sistema de cableado estructurado-g2 (Real)</text:p>
          </table:table-cell>
          <table:table-cell office:value-type="string">
            <text:p>Tarea:UT2-A12. Preguntas. Certificación de un SCE (Real)</text:p>
          </table:table-cell>
          <table:table-cell office:value-type="string">
            <text:p>Tarea:UT1-AE2. Prueba. Velocidad de transmisión (Real)</text:p>
          </table:table-cell>
          <table:table-cell office:value-type="string">
            <text:p>Paquete SCORM:UT1-A7. Arquitectura de redes (Real)</text:p>
          </table:table-cell>
          <table:table-cell office:value-type="string">
            <text:p>Tarea:Tarea para RL01 (Real)</text:p>
          </table:table-cell>
          <table:table-cell office:value-type="string">
            <text:p>Tarea:Tarea para RL03. (Real)</text:p>
          </table:table-cell>
          <table:table-cell office:value-type="string">
            <text:p>Tarea:Tarea para RL04. (Real)</text:p>
          </table:table-cell>
          <table:table-cell office:value-type="string">
            <text:p>Tarea:Tarea para RL06. (Real)</text:p>
          </table:table-cell>
          <table:table-cell office:value-type="string">
            <text:p>Actividades Presenciales (Real)</text:p>
          </table:table-cell>
          <table:table-cell office:value-type="string">
            <text:p>Examen Presencial (Real)</text:p>
          </table:table-cell>
          <table:table-cell office:value-type="string">
            <text:p>Participación (Real)</text:p>
          </table:table-cell>
          <table:table-cell office:value-type="string">
            <text:p>Cuestionario:Examen para RL04. (Real)</text:p>
          </table:table-cell>
          <table:table-cell office:value-type="string">
            <text:p>Cuestionario:Examen para RL06. (Real)</text:p>
          </table:table-cell>
          <table:table-cell office:value-type="string">
            <text:p>Paquete SCORM:Unidad de Trabajo RL01. Características generales de las redes locales (Real)</text:p>
          </table:table-cell>
          <table:table-cell office:value-type="string">
            <text:p>Paquete SCORM:UT2. Contenidos- Identificación de elementos y espacios de una red local. (Real)</text:p>
          </table:table-cell>
          <table:table-cell office:value-type="string">
            <text:p>Paquete SCORM:RL03 Guiada.- Interconexión de equipos en redes locales (1ª Parte). (Real)</text:p>
          </table:table-cell>
          <table:table-cell office:value-type="string">
            <text:p>Cuestionario:Examen para revisar para RL04. (Real)</text:p>
          </table:table-cell>
          <table:table-cell office:value-type="string">
            <text:p>Paquete SCORM:RL04 Guiada.- Interconexión de equipos en redes locales (2ª Parte). (Real)</text:p>
          </table:table-cell>
          <table:table-cell office:value-type="string">
            <text:p>Paquete SCORM:RL05 Guiada.- Instalación y configuración de los equipos de la red. (Real)</text:p>
          </table:table-cell>
          <table:table-cell office:value-type="string">
            <text:p>Cuestionario:Examen para revisar para RL06. (Real)</text:p>
          </table:table-cell>
          <table:table-cell office:value-type="string">
            <text:p>Paquete SCORM:RL06 Guiada.- Resolución de incidencias en una red local. (Real)</text:p>
          </table:table-cell>
          <table:table-cell office:value-type="string">
            <text:p>Tarea:Comandos Packet Tracer (Real)</text:p>
          </table:table-cell>
          <table:table-cell office:value-type="string">
            <text:p>Tarea:UT7. A1. Preguntas. Redes locles inalámbricas (Real)</text:p>
          </table:table-cell>
          <table:table-cell office:value-type="string">
            <text:p>Tarea:UT7-A2. Mapa web de cobertura inalámbrica (Real)</text:p>
          </table:table-cell>
          <table:table-cell office:value-type="string">
            <text:p>Tarea:UT7-A3. Práctica. Penetration test con aircrack (Real)</text:p>
          </table:table-cell>
          <table:table-cell office:value-type="string">
            <text:p>Tarea:UT7-A4. Práctica. Redes inalámbricas en modo ad-hoc (Real)</text:p>
          </table:table-cell>
          <table:table-cell office:value-type="string">
            <text:p>Tarea:UT7-A4. Práctica. Hotspots (Real)</text:p>
          </table:table-cell>
          <table:table-cell office:value-type="string">
            <text:p>Cuestionario:Recuperación. Prueba teórica. 1ª evaluación (Real)</text:p>
          </table:table-cell>
          <table:table-cell office:value-type="string">
            <text:p>Cuestionario:Recuperación. Prueba teórica. 2ª evaluación (Real)</text:p>
          </table:table-cell>
          <table:table-cell office:value-type="string">
            <text:p>Tarea:Recuperación. 2ª evaluación. Prueba práctica (Real)</text:p>
          </table:table-cell>
          <table:table-cell office:value-type="string">
            <text:p>Elementos no calificables (Real)</text:p>
          </table:table-cell>
          <table:table-cell office:value-type="string">
            <text:p>Nota Final (Real)</text:p>
          </table:table-cell>
          <table:table-cell office:value-type="string">
            <text:p>Última descarga de este curso</text:p>
          </table:table-cell>
        </table:table-row>
        <table:table-row>
          <table:table-cell office:value-type="string">
            <text:p>Mohamed Fadel</text:p>
          </table:table-cell>
          <table:table-cell office:value-type="string">
            <text:p>ABAHAZEM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fadeli.mfa@gmail.com</text:p>
          </table:table-cell>
          <table:table-cell office:value-type="float" office:value="6.59">
            <text:p>6.59</text:p>
          </table:table-cell>
          <table:table-cell office:value-type="float" office:value="5.24">
            <text:p>5.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5.20">
            <text:p>5.20</text:p>
          </table:table-cell>
          <table:table-cell office:value-type="float" office:value="6.56">
            <text:p>6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5">
            <text:p>4.05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float" office:value="6.60">
            <text:p>6.60</text:p>
          </table:table-cell>
          <table:table-cell office:value-type="float" office:value="7.50">
            <text:p>7.50</text:p>
          </table:table-cell>
          <table:table-cell office:value-type="float" office:value="6.61">
            <text:p>6.61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8">
            <text:p>7.78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6.70">
            <text:p>6.70</text:p>
          </table:table-cell>
          <table:table-cell office:value-type="float" office:value="6.43">
            <text:p>6.43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7.98">
            <text:p>7.98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7.41">
            <text:p>7.4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85">
            <text:p>1.85</text:p>
          </table:table-cell>
          <table:table-cell office:value-type="string">
            <text:p>1480459797</text:p>
          </table:table-cell>
        </table:table-row>
        <table:table-row>
          <table:table-cell office:value-type="string">
            <text:p>Asier</text:p>
          </table:table-cell>
          <table:table-cell office:value-type="string">
            <text:p>Álvarez Martín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varezasier311@gmail.com</text:p>
          </table:table-cell>
          <table:table-cell office:value-type="float" office:value="7.36">
            <text:p>7.36</text:p>
          </table:table-cell>
          <table:table-cell office:value-type="float" office:value="4.17">
            <text:p>4.17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40">
            <text:p>7.4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3.96">
            <text:p>3.9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2.68">
            <text:p>2.68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89">
            <text:p>8.89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25">
            <text:p>4.25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2.20">
            <text:p>2.2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3.00">
            <text:p>3.00</text:p>
          </table:table-cell>
          <table:table-cell office:value-type="float" office:value="2.53">
            <text:p>2.5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63">
            <text:p>0.63</text:p>
          </table:table-cell>
          <table:table-cell office:value-type="string">
            <text:p>1480459797</text:p>
          </table:table-cell>
        </table:table-row>
        <table:table-row>
          <table:table-cell office:value-type="string">
            <text:p>Cameron</text:p>
          </table:table-cell>
          <table:table-cell office:value-type="string">
            <text:p>Argez Horner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carghor@example.com</text:p>
          </table:table-cell>
          <table:table-cell office:value-type="float" office:value="2.05">
            <text:p>2.05</text:p>
          </table:table-cell>
          <table:table-cell office:value-type="float" office:value="5.49">
            <text:p>5.49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50">
            <text:p>5.5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80">
            <text:p>1.8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2.00">
            <text:p>2.00</text:p>
          </table:table-cell>
          <table:table-cell office:value-type="float" office:value="4.20">
            <text:p>4.2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2.00">
            <text:p>2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8.10">
            <text:p>8.10</text:p>
          </table:table-cell>
          <table:table-cell office:value-type="float" office:value="8.57">
            <text:p>8.57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3.75">
            <text:p>3.75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63">
            <text:p>6.63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5.85">
            <text:p>5.8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46">
            <text:p>1.46</text:p>
          </table:table-cell>
          <table:table-cell office:value-type="string">
            <text:p>1480459797</text:p>
          </table:table-cell>
        </table:table-row>
        <table:table-row>
          <table:table-cell office:value-type="string">
            <text:p>Randy Rafael</text:p>
          </table:table-cell>
          <table:table-cell office:value-type="string">
            <text:p>Avilés Góm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ravigom@example.com</text:p>
          </table:table-cell>
          <table:table-cell office:value-type="float" office:value="2.02">
            <text:p>2.02</text:p>
          </table:table-cell>
          <table:table-cell office:value-type="float" office:value="3.11">
            <text:p>3.11</text:p>
          </table:table-cell>
          <table:table-cell office:value-type="float" office:value="3.52">
            <text:p>3.52</text:p>
          </table:table-cell>
          <table:table-cell office:value-type="float" office:value="6.23">
            <text:p>6.23</text:p>
          </table:table-cell>
          <table:table-cell office:value-type="float" office:value="3.50">
            <text:p>3.50</text:p>
          </table:table-cell>
          <table:table-cell office:value-type="float" office:value="5.20">
            <text:p>5.20</text:p>
          </table:table-cell>
          <table:table-cell office:value-type="float" office:value="3.28">
            <text:p>3.28</text:p>
          </table:table-cell>
          <table:table-cell office:value-type="float" office:value="6.46">
            <text:p>6.46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3.30">
            <text:p>3.30</text:p>
          </table:table-cell>
          <table:table-cell office:value-type="float" office:value="0.00">
            <text:p>0.00</text:p>
          </table:table-cell>
          <table:table-cell office:value-type="float" office:value="2.73">
            <text:p>2.73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5.20">
            <text:p>5.20</text:p>
          </table:table-cell>
          <table:table-cell office:value-type="float" office:value="7.14">
            <text:p>7.14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13">
            <text:p>3.13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56">
            <text:p>3.56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3.00">
            <text:p>3.00</text:p>
          </table:table-cell>
          <table:table-cell office:value-type="float" office:value="3.16">
            <text:p>3.1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79">
            <text:p>0.79</text:p>
          </table:table-cell>
          <table:table-cell office:value-type="string">
            <text:p>1480459797</text:p>
          </table:table-cell>
        </table:table-row>
        <table:table-row>
          <table:table-cell office:value-type="string">
            <text:p>Adrián</text:p>
          </table:table-cell>
          <table:table-cell office:value-type="string">
            <text:p>Betancort Farray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abetfar2@example.com</text:p>
          </table:table-cell>
          <table:table-cell office:value-type="float" office:value="3.73">
            <text:p>3.73</text:p>
          </table:table-cell>
          <table:table-cell office:value-type="float" office:value="8.08">
            <text:p>8.08</text:p>
          </table:table-cell>
          <table:table-cell office:value-type="float" office:value="6.82">
            <text:p>6.82</text:p>
          </table:table-cell>
          <table:table-cell office:value-type="string">
            <text:p>-</text:p>
          </table:table-cell>
          <table:table-cell office:value-type="float" office:value="5.80">
            <text:p>5.80</text:p>
          </table:table-cell>
          <table:table-cell office:value-type="float" office:value="8.10">
            <text:p>8.10</text:p>
          </table:table-cell>
          <table:table-cell office:value-type="float" office:value="5.63">
            <text:p>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0">
            <text:p>5.60</text:p>
          </table:table-cell>
          <table:table-cell office:value-type="float" office:value="6.80">
            <text:p>6.80</text:p>
          </table:table-cell>
          <table:table-cell office:value-type="float" office:value="6.50">
            <text:p>6.5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6.50">
            <text:p>6.50</text:p>
          </table:table-cell>
          <table:table-cell office:value-type="float" office:value="0.00">
            <text:p>0.00</text:p>
          </table:table-cell>
          <table:table-cell office:value-type="float" office:value="7.40">
            <text:p>7.40</text:p>
          </table:table-cell>
          <table:table-cell office:value-type="float" office:value="8.57">
            <text:p>8.57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4.38">
            <text:p>4.3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70">
            <text:p>6.7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6.49">
            <text:p>6.4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62">
            <text:p>1.62</text:p>
          </table:table-cell>
          <table:table-cell office:value-type="string">
            <text:p>1480459797</text:p>
          </table:table-cell>
        </table:table-row>
        <table:table-row>
          <table:table-cell office:value-type="string">
            <text:p>Ángel Acaymo</text:p>
          </table:table-cell>
          <table:table-cell office:value-type="string">
            <text:p>Cabrera Garcí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acabgar2@example.com</text:p>
          </table:table-cell>
          <table:table-cell office:value-type="float" office:value="2.77">
            <text:p>2.77</text:p>
          </table:table-cell>
          <table:table-cell office:value-type="float" office:value="5.86">
            <text:p>5.86</text:p>
          </table:table-cell>
          <table:table-cell office:value-type="float" office:value="4.82">
            <text:p>4.82</text:p>
          </table:table-cell>
          <table:table-cell office:value-type="string">
            <text:p>-</text:p>
          </table:table-cell>
          <table:table-cell office:value-type="float" office:value="4.80">
            <text:p>4.80</text:p>
          </table:table-cell>
          <table:table-cell office:value-type="float" office:value="5.80">
            <text:p>5.80</text:p>
          </table:table-cell>
          <table:table-cell office:value-type="float" office:value="5.78">
            <text:p>5.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0">
            <text:p>5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80">
            <text:p>5.80</text:p>
          </table:table-cell>
          <table:table-cell office:value-type="float" office:value="5.30">
            <text:p>5.30</text:p>
          </table:table-cell>
          <table:table-cell office:value-type="float" office:value="5.45">
            <text:p>5.4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6.43">
            <text:p>6.43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6.25">
            <text:p>6.2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40">
            <text:p>7.4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50">
            <text:p>8.50</text:p>
          </table:table-cell>
          <table:table-cell office:value-type="float" office:value="6.94">
            <text:p>6.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73">
            <text:p>1.73</text:p>
          </table:table-cell>
          <table:table-cell office:value-type="string">
            <text:p>1480459797</text:p>
          </table:table-cell>
        </table:table-row>
        <table:table-row>
          <table:table-cell office:value-type="string">
            <text:p>Neftalí Argelio</text:p>
          </table:table-cell>
          <table:table-cell office:value-type="string">
            <text:p>Cabrera Gonzál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ncabgon@example.com</text:p>
          </table:table-cell>
          <table:table-cell office:value-type="float" office:value="1.98">
            <text:p>1.98</text:p>
          </table:table-cell>
          <table:table-cell office:value-type="float" office:value="4.78">
            <text:p>4.78</text:p>
          </table:table-cell>
          <table:table-cell office:value-type="float" office:value="2.14">
            <text:p>2.14</text:p>
          </table:table-cell>
          <table:table-cell office:value-type="float" office:value="4.82">
            <text:p>4.82</text:p>
          </table:table-cell>
          <table:table-cell office:value-type="float" office:value="2.10">
            <text:p>2.10</text:p>
          </table:table-cell>
          <table:table-cell office:value-type="float" office:value="4.80">
            <text:p>4.80</text:p>
          </table:table-cell>
          <table:table-cell office:value-type="float" office:value="4.69">
            <text:p>4.69</text:p>
          </table:table-cell>
          <table:table-cell office:value-type="float" office:value="4.58">
            <text:p>4.58</text:p>
          </table:table-cell>
          <table:table-cell office:value-type="string">
            <text:p>-</text:p>
          </table:table-cell>
          <table:table-cell office:value-type="float" office:value="2.20">
            <text:p>2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float" office:value="2.20">
            <text:p>2.20</text:p>
          </table:table-cell>
          <table:table-cell office:value-type="float" office:value="3.45">
            <text:p>3.45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50">
            <text:p>7.5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3.88">
            <text:p>3.88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4.28">
            <text:p>4.28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50">
            <text:p>6.50</text:p>
          </table:table-cell>
          <table:table-cell office:value-type="float" office:value="4.43">
            <text:p>4.4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11">
            <text:p>1.11</text:p>
          </table:table-cell>
          <table:table-cell office:value-type="string">
            <text:p>1480459797</text:p>
          </table:table-cell>
        </table:table-row>
        <table:table-row>
          <table:table-cell office:value-type="string">
            <text:p>Angelo</text:p>
          </table:table-cell>
          <table:table-cell office:value-type="string">
            <text:p>Carrillo Medin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armed@example.com</text:p>
          </table:table-cell>
          <table:table-cell office:value-type="float" office:value="1.00">
            <text:p>1.00</text:p>
          </table:table-cell>
          <table:table-cell office:value-type="float" office:value="6.86">
            <text:p>6.86</text:p>
          </table:table-cell>
          <table:table-cell office:value-type="float" office:value="2.95">
            <text:p>2.95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6.90">
            <text:p>6.90</text:p>
          </table:table-cell>
          <table:table-cell office:value-type="float" office:value="4.38">
            <text:p>4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40">
            <text:p>4.40</text:p>
          </table:table-cell>
          <table:table-cell office:value-type="float" office:value="1.00">
            <text:p>1.00</text:p>
          </table:table-cell>
          <table:table-cell office:value-type="float" office:value="3.60">
            <text:p>3.6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7.50">
            <text:p>7.5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3">
            <text:p>3.33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2.63">
            <text:p>2.63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3.08">
            <text:p>3.08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50">
            <text:p>6.50</text:p>
          </table:table-cell>
          <table:table-cell office:value-type="float" office:value="3.95">
            <text:p>3.9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99">
            <text:p>0.99</text:p>
          </table:table-cell>
          <table:table-cell office:value-type="string">
            <text:p>1480459797</text:p>
          </table:table-cell>
        </table:table-row>
        <table:table-row>
          <table:table-cell office:value-type="string">
            <text:p>María</text:p>
          </table:table-cell>
          <table:table-cell office:value-type="string">
            <text:p>Duarte Góm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mduagom@example.com</text:p>
          </table:table-cell>
          <table:table-cell office:value-type="float" office:value="1.09">
            <text:p>1.09</text:p>
          </table:table-cell>
          <table:table-cell office:value-type="float" office:value="5.13">
            <text:p>5.13</text:p>
          </table:table-cell>
          <table:table-cell office:value-type="float" office:value="1.86">
            <text:p>1.86</text:p>
          </table:table-cell>
          <table:table-cell office:value-type="string">
            <text:p>-</text:p>
          </table:table-cell>
          <table:table-cell office:value-type="float" office:value="1.90">
            <text:p>1.90</text:p>
          </table:table-cell>
          <table:table-cell office:value-type="float" office:value="5.10">
            <text:p>5.10</text:p>
          </table:table-cell>
          <table:table-cell office:value-type="float" office:value="3.13">
            <text:p>3.13</text:p>
          </table:table-cell>
          <table:table-cell office:value-type="float" office:value="4.58">
            <text:p>4.58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float" office:value="2.30">
            <text:p>2.30</text:p>
          </table:table-cell>
          <table:table-cell office:value-type="string">
            <text:p>-</text:p>
          </table:table-cell>
          <table:table-cell office:value-type="float" office:value="3.10">
            <text:p>3.10</text:p>
          </table:table-cell>
          <table:table-cell office:value-type="float" office:value="3.50">
            <text:p>3.50</text:p>
          </table:table-cell>
          <table:table-cell office:value-type="float" office:value="3.38">
            <text:p>3.38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40">
            <text:p>8.40</text:p>
          </table:table-cell>
          <table:table-cell office:value-type="float" office:value="8.57">
            <text:p>8.57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6.50">
            <text:p>6.5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98">
            <text:p>7.98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50">
            <text:p>6.50</text:p>
          </table:table-cell>
          <table:table-cell office:value-type="float" office:value="6.08">
            <text:p>6.0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52">
            <text:p>1.52</text:p>
          </table:table-cell>
          <table:table-cell office:value-type="string">
            <text:p>1480459797</text:p>
          </table:table-cell>
        </table:table-row>
        <table:table-row>
          <table:table-cell office:value-type="string">
            <text:p>Francisco Javier</text:p>
          </table:table-cell>
          <table:table-cell office:value-type="string">
            <text:p>Duarte Hernánd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elpelitou@gmail.com</text:p>
          </table:table-cell>
          <table:table-cell office:value-type="float" office:value="2.70">
            <text:p>2.70</text:p>
          </table:table-cell>
          <table:table-cell office:value-type="float" office:value="5.22">
            <text:p>5.22</text:p>
          </table:table-cell>
          <table:table-cell office:value-type="float" office:value="0.98">
            <text:p>0.98</text:p>
          </table:table-cell>
          <table:table-cell office:value-type="string">
            <text:p>-</text:p>
          </table:table-cell>
          <table:table-cell office:value-type="float" office:value="2.70">
            <text:p>2.70</text:p>
          </table:table-cell>
          <table:table-cell office:value-type="float" office:value="5.20">
            <text:p>5.20</text:p>
          </table:table-cell>
          <table:table-cell office:value-type="float" office:value="3.13">
            <text:p>3.13</text:p>
          </table:table-cell>
          <table:table-cell office:value-type="float" office:value="4.79">
            <text:p>4.79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1.40">
            <text:p>1.40</text:p>
          </table:table-cell>
          <table:table-cell office:value-type="string">
            <text:p>-</text:p>
          </table:table-cell>
          <table:table-cell office:value-type="float" office:value="3.10">
            <text:p>3.10</text:p>
          </table:table-cell>
          <table:table-cell office:value-type="float" office:value="1.40">
            <text:p>1.40</text:p>
          </table:table-cell>
          <table:table-cell office:value-type="float" office:value="2.93">
            <text:p>2.93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8.50">
            <text:p>8.5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3">
            <text:p>3.33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88">
            <text:p>4.8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4.30">
            <text:p>4.3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4.36">
            <text:p>4.3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9">
            <text:p>1.09</text:p>
          </table:table-cell>
          <table:table-cell office:value-type="string">
            <text:p>1480459797</text:p>
          </table:table-cell>
        </table:table-row>
        <table:table-row>
          <table:table-cell office:value-type="string">
            <text:p>Zuleyma</text:p>
          </table:table-cell>
          <table:table-cell office:value-type="string">
            <text:p>Durán Peina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durpei@example.com</text:p>
          </table:table-cell>
          <table:table-cell office:value-type="float" office:value="5.64">
            <text:p>5.64</text:p>
          </table:table-cell>
          <table:table-cell office:value-type="float" office:value="5.75">
            <text:p>5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0">
            <text:p>5.60</text:p>
          </table:table-cell>
          <table:table-cell office:value-type="float" office:value="5.80">
            <text:p>5.80</text:p>
          </table:table-cell>
          <table:table-cell office:value-type="float" office:value="4.22">
            <text:p>4.22</text:p>
          </table:table-cell>
          <table:table-cell office:value-type="float" office:value="5.88">
            <text:p>5.88</text:p>
          </table:table-cell>
          <table:table-cell office:value-type="string">
            <text:p>-</text:p>
          </table:table-cell>
          <table:table-cell office:value-type="float" office:value="1.80">
            <text:p>1.80</text:p>
          </table:table-cell>
          <table:table-cell office:value-type="float" office:value="0.70">
            <text:p>0.70</text:p>
          </table:table-cell>
          <table:table-cell office:value-type="string">
            <text:p>-</text:p>
          </table:table-cell>
          <table:table-cell office:value-type="float" office:value="4.20">
            <text:p>4.20</text:p>
          </table:table-cell>
          <table:table-cell office:value-type="float" office:value="1.80">
            <text:p>1.80</text:p>
          </table:table-cell>
          <table:table-cell office:value-type="float" office:value="4.08">
            <text:p>4.08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38">
            <text:p>5.38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2.19">
            <text:p>2.19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50">
            <text:p>6.50</text:p>
          </table:table-cell>
          <table:table-cell office:value-type="float" office:value="3.71">
            <text:p>3.7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93">
            <text:p>0.93</text:p>
          </table:table-cell>
          <table:table-cell office:value-type="string">
            <text:p>1480459797</text:p>
          </table:table-cell>
        </table:table-row>
        <table:table-row>
          <table:table-cell office:value-type="string">
            <text:p>Sergio</text:p>
          </table:table-cell>
          <table:table-cell office:value-type="string">
            <text:p>Enríquez Pér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senrper2@example.com</text:p>
          </table:table-cell>
          <table:table-cell office:value-type="float" office:value="2.82">
            <text:p>2.82</text:p>
          </table:table-cell>
          <table:table-cell office:value-type="float" office:value="4.64">
            <text:p>4.64</text:p>
          </table:table-cell>
          <table:table-cell office:value-type="float" office:value="3.77">
            <text:p>3.77</text:p>
          </table:table-cell>
          <table:table-cell office:value-type="string">
            <text:p>-</text:p>
          </table:table-cell>
          <table:table-cell office:value-type="float" office:value="3.80">
            <text:p>3.80</text:p>
          </table:table-cell>
          <table:table-cell office:value-type="float" office:value="4.60">
            <text:p>4.60</text:p>
          </table:table-cell>
          <table:table-cell office:value-type="float" office:value="4.84">
            <text:p>4.84</text:p>
          </table:table-cell>
          <table:table-cell office:value-type="float" office:value="4.79">
            <text:p>4.79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40">
            <text:p>0.40</text:p>
          </table:table-cell>
          <table:table-cell office:value-type="string">
            <text:p>-</text:p>
          </table:table-cell>
          <table:table-cell office:value-type="float" office:value="4.80">
            <text:p>4.80</text:p>
          </table:table-cell>
          <table:table-cell office:value-type="float" office:value="0.40">
            <text:p>0.40</text:p>
          </table:table-cell>
          <table:table-cell office:value-type="float" office:value="3.24">
            <text:p>3.24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70">
            <text:p>4.7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4.85">
            <text:p>4.8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21">
            <text:p>1.21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Nowara</text:p>
          </table:table-cell>
          <table:table-cell office:value-type="string">
            <text:p>Falero Coruj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nfalcor@example.com</text:p>
          </table:table-cell>
          <table:table-cell office:value-type="float" office:value="1.66">
            <text:p>1.6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3">
            <text:p>4.73</text:p>
          </table:table-cell>
          <table:table-cell office:value-type="float" office:value="1.70">
            <text:p>1.70</text:p>
          </table:table-cell>
          <table:table-cell office:value-type="float" office:value="4.70">
            <text:p>4.70</text:p>
          </table:table-cell>
          <table:table-cell office:value-type="float" office:value="2.81">
            <text:p>2.8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80">
            <text:p>2.80</text:p>
          </table:table-cell>
          <table:table-cell office:value-type="float" office:value="0.00">
            <text:p>0.00</text:p>
          </table:table-cell>
          <table:table-cell office:value-type="float" office:value="2.12">
            <text:p>2.12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25">
            <text:p>5.25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2.82">
            <text:p>2.82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4.00">
            <text:p>4.00</text:p>
          </table:table-cell>
          <table:table-cell office:value-type="float" office:value="2.81">
            <text:p>2.8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70">
            <text:p>0.70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Pedro Antonio</text:p>
          </table:table-cell>
          <table:table-cell office:value-type="string">
            <text:p>Falero Gonzál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falgon@example.com</text:p>
          </table:table-cell>
          <table:table-cell office:value-type="float" office:value="0.91">
            <text:p>0.91</text:p>
          </table:table-cell>
          <table:table-cell office:value-type="float" office:value="4.32">
            <text:p>4.32</text:p>
          </table:table-cell>
          <table:table-cell office:value-type="float" office:value="2.43">
            <text:p>2.43</text:p>
          </table:table-cell>
          <table:table-cell office:value-type="float" office:value="3.03">
            <text:p>3.03</text:p>
          </table:table-cell>
          <table:table-cell office:value-type="float" office:value="2.40">
            <text:p>2.40</text:p>
          </table:table-cell>
          <table:table-cell office:value-type="float" office:value="4.30">
            <text:p>4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.34">
            <text:p>1.34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50">
            <text:p>3.5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84">
            <text:p>0.84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1.65">
            <text:p>1.6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41">
            <text:p>0.41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José Francisco</text:p>
          </table:table-cell>
          <table:table-cell office:value-type="string">
            <text:p>Fernández Garcí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fergar@example.com</text:p>
          </table:table-cell>
          <table:table-cell office:value-type="string">
            <text:p>-</text:p>
          </table:table-cell>
          <table:table-cell office:value-type="float" office:value="8.61">
            <text:p>8.61</text:p>
          </table:table-cell>
          <table:table-cell office:value-type="float" office:value="7.68">
            <text:p>7.68</text:p>
          </table:table-cell>
          <table:table-cell office:value-type="string">
            <text:p>-</text:p>
          </table:table-cell>
          <table:table-cell office:value-type="float" office:value="7.70">
            <text:p>7.70</text:p>
          </table:table-cell>
          <table:table-cell office:value-type="float" office:value="8.60">
            <text:p>8.60</text:p>
          </table:table-cell>
          <table:table-cell office:value-type="float" office:value="5.94">
            <text:p>5.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0">
            <text:p>7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90">
            <text:p>5.90</text:p>
          </table:table-cell>
          <table:table-cell office:value-type="float" office:value="7.20">
            <text:p>7.20</text:p>
          </table:table-cell>
          <table:table-cell office:value-type="float" office:value="7.19">
            <text:p>7.19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50">
            <text:p>8.5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4.00">
            <text:p>4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60">
            <text:p>8.60</text:p>
          </table:table-cell>
          <table:table-cell office:value-type="float" office:value="7.86">
            <text:p>7.86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6.50">
            <text:p>6.5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90">
            <text:p>7.9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7.57">
            <text:p>7.5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89">
            <text:p>1.89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Pablo José</text:p>
          </table:table-cell>
          <table:table-cell office:value-type="string">
            <text:p>García Garcí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pgargar@example.com</text:p>
          </table:table-cell>
          <table:table-cell office:value-type="float" office:value="6.70">
            <text:p>6.70</text:p>
          </table:table-cell>
          <table:table-cell office:value-type="float" office:value="6.58">
            <text:p>6.5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6.60">
            <text:p>6.60</text:p>
          </table:table-cell>
          <table:table-cell office:value-type="float" office:value="7.19">
            <text:p>7.1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4.60">
            <text:p>4.60</text:p>
          </table:table-cell>
          <table:table-cell office:value-type="string">
            <text:p>-</text:p>
          </table:table-cell>
          <table:table-cell office:value-type="float" office:value="7.20">
            <text:p>7.20</text:p>
          </table:table-cell>
          <table:table-cell office:value-type="float" office:value="4.60">
            <text:p>4.60</text:p>
          </table:table-cell>
          <table:table-cell office:value-type="float" office:value="6.20">
            <text:p>6.20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60">
            <text:p>8.60</text:p>
          </table:table-cell>
          <table:table-cell office:value-type="float" office:value="8.57">
            <text:p>8.57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6.25">
            <text:p>6.25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09">
            <text:p>7.09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50">
            <text:p>8.50</text:p>
          </table:table-cell>
          <table:table-cell office:value-type="float" office:value="7.06">
            <text:p>7.0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76">
            <text:p>1.76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generico</text:p>
          </table:table-cell>
          <table:table-cell office:value-type="string">
            <text:p>generi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van@iesharia.org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float" office:value="7.60">
            <text:p>7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62">
            <text:p>7.62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5.23">
            <text:p>5.23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50">
            <text:p>8.50</text:p>
          </table:table-cell>
          <table:table-cell office:value-type="float" office:value="6.72">
            <text:p>6.7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80">
            <text:p>0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Yeray</text:p>
          </table:table-cell>
          <table:table-cell office:value-type="string">
            <text:p>González Manceb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yerayejercicios@gmail.com</text:p>
          </table:table-cell>
          <table:table-cell office:value-type="float" office:value="7.80">
            <text:p>7.80</text:p>
          </table:table-cell>
          <table:table-cell office:value-type="float" office:value="8.03">
            <text:p>8.0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80">
            <text:p>7.80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90">
            <text:p>7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7.90">
            <text:p>7.90</text:p>
          </table:table-cell>
          <table:table-cell office:value-type="float" office:value="7.78">
            <text:p>7.78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50">
            <text:p>9.50</text:p>
          </table:table-cell>
          <table:table-cell office:value-type="float" office:value="9.00">
            <text:p>9.00</text:p>
          </table:table-cell>
          <table:table-cell office:value-type="float" office:value="8.60">
            <text:p>8.60</text:p>
          </table:table-cell>
          <table:table-cell office:value-type="float" office:value="9.64">
            <text:p>9.64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38">
            <text:p>6.3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72">
            <text:p>8.72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50">
            <text:p>9.50</text:p>
          </table:table-cell>
          <table:table-cell office:value-type="float" office:value="8.55">
            <text:p>8.5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14">
            <text:p>2.14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Felipe</text:p>
          </table:table-cell>
          <table:table-cell office:value-type="string">
            <text:p>González Rodrígu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fgonrod@example.com</text:p>
          </table:table-cell>
          <table:table-cell office:value-type="float" office:value="1.68">
            <text:p>1.68</text:p>
          </table:table-cell>
          <table:table-cell office:value-type="float" office:value="5.40">
            <text:p>5.40</text:p>
          </table:table-cell>
          <table:table-cell office:value-type="float" office:value="2.27">
            <text:p>2.27</text:p>
          </table:table-cell>
          <table:table-cell office:value-type="string">
            <text:p>-</text:p>
          </table:table-cell>
          <table:table-cell office:value-type="float" office:value="2.30">
            <text:p>2.30</text:p>
          </table:table-cell>
          <table:table-cell office:value-type="float" office:value="5.40">
            <text:p>5.40</text:p>
          </table:table-cell>
          <table:table-cell office:value-type="float" office:value="2.19">
            <text:p>2.19</text:p>
          </table:table-cell>
          <table:table-cell office:value-type="float" office:value="2.92">
            <text:p>2.92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1.10">
            <text:p>1.10</text:p>
          </table:table-cell>
          <table:table-cell office:value-type="string">
            <text:p>-</text:p>
          </table:table-cell>
          <table:table-cell office:value-type="float" office:value="2.20">
            <text:p>2.20</text:p>
          </table:table-cell>
          <table:table-cell office:value-type="float" office:value="2.00">
            <text:p>2.00</text:p>
          </table:table-cell>
          <table:table-cell office:value-type="float" office:value="2.80">
            <text:p>2.8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3.00">
            <text:p>3.00</text:p>
          </table:table-cell>
          <table:table-cell office:value-type="float" office:value="4.23">
            <text:p>4.23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4.23">
            <text:p>4.23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4.48">
            <text:p>4.4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12">
            <text:p>1.12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Erwin</text:p>
          </table:table-cell>
          <table:table-cell office:value-type="string">
            <text:p>Kellner Hernánd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kelher@example.com</text:p>
          </table:table-cell>
          <table:table-cell office:value-type="float" office:value="1.05">
            <text:p>1.05</text:p>
          </table:table-cell>
          <table:table-cell office:value-type="float" office:value="4.31">
            <text:p>4.31</text:p>
          </table:table-cell>
          <table:table-cell office:value-type="float" office:value="2.32">
            <text:p>2.32</text:p>
          </table:table-cell>
          <table:table-cell office:value-type="float" office:value="2.87">
            <text:p>2.87</text:p>
          </table:table-cell>
          <table:table-cell office:value-type="float" office:value="2.30">
            <text:p>2.30</text:p>
          </table:table-cell>
          <table:table-cell office:value-type="float" office:value="4.30">
            <text:p>4.30</text:p>
          </table:table-cell>
          <table:table-cell office:value-type="float" office:value="2.66">
            <text:p>2.6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70">
            <text:p>2.70</text:p>
          </table:table-cell>
          <table:table-cell office:value-type="float" office:value="0.00">
            <text:p>0.00</text:p>
          </table:table-cell>
          <table:table-cell office:value-type="float" office:value="2.13">
            <text:p>2.13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.19">
            <text:p>1.19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2.28">
            <text:p>2.2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57">
            <text:p>0.57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Ayose Daniel</text:p>
          </table:table-cell>
          <table:table-cell office:value-type="string">
            <text:p>Lao Hernánd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oher@example.com</text:p>
          </table:table-cell>
          <table:table-cell office:value-type="float" office:value="6.02">
            <text:p>6.02</text:p>
          </table:table-cell>
          <table:table-cell office:value-type="float" office:value="6.72">
            <text:p>6.7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70">
            <text:p>6.70</text:p>
          </table:table-cell>
          <table:table-cell office:value-type="float" office:value="6.09">
            <text:p>6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40">
            <text:p>4.40</text:p>
          </table:table-cell>
          <table:table-cell office:value-type="float" office:value="6.10">
            <text:p>6.10</text:p>
          </table:table-cell>
          <table:table-cell office:value-type="string">
            <text:p>-</text:p>
          </table:table-cell>
          <table:table-cell office:value-type="float" office:value="6.10">
            <text:p>6.10</text:p>
          </table:table-cell>
          <table:table-cell office:value-type="float" office:value="5.10">
            <text:p>5.10</text:p>
          </table:table-cell>
          <table:table-cell office:value-type="float" office:value="5.90">
            <text:p>5.9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8.10">
            <text:p>8.10</text:p>
          </table:table-cell>
          <table:table-cell office:value-type="float" office:value="5.71">
            <text:p>5.71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6.88">
            <text:p>6.8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6.76">
            <text:p>6.76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50">
            <text:p>7.50</text:p>
          </table:table-cell>
          <table:table-cell office:value-type="float" office:value="6.61">
            <text:p>6.6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65">
            <text:p>1.65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Daniel Xavier</text:p>
          </table:table-cell>
          <table:table-cell office:value-type="string">
            <text:p>Márquez Aparcan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siconautadel98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20">
            <text:p>2.20</text:p>
          </table:table-cell>
          <table:table-cell office:value-type="string">
            <text:p>-</text:p>
          </table:table-cell>
          <table:table-cell office:value-type="float" office:value="2.20">
            <text:p>2.20</text:p>
          </table:table-cell>
          <table:table-cell office:value-type="float" office:value="0.00">
            <text:p>0.00</text:p>
          </table:table-cell>
          <table:table-cell office:value-type="float" office:value="6.09">
            <text:p>6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10">
            <text:p>6.10</text:p>
          </table:table-cell>
          <table:table-cell office:value-type="float" office:value="1.00">
            <text:p>1.00</text:p>
          </table:table-cell>
          <table:table-cell office:value-type="float" office:value="2.57">
            <text:p>2.57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25">
            <text:p>4.2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.19">
            <text:p>1.19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2.23">
            <text:p>2.2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56">
            <text:p>0.56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Arístides</text:p>
          </table:table-cell>
          <table:table-cell office:value-type="string">
            <text:p>Martín Herrer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amarher2@example.com</text:p>
          </table:table-cell>
          <table:table-cell office:value-type="float" office:value="4.32">
            <text:p>4.32</text:p>
          </table:table-cell>
          <table:table-cell office:value-type="string">
            <text:p>-</text:p>
          </table:table-cell>
          <table:table-cell office:value-type="float" office:value="6.02">
            <text:p>6.02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6.72">
            <text:p>6.7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0">
            <text:p>5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5.40">
            <text:p>5.40</text:p>
          </table:table-cell>
          <table:table-cell office:value-type="float" office:value="6.23">
            <text:p>6.23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7.14">
            <text:p>7.14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7.75">
            <text:p>7.75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6.26">
            <text:p>6.26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6.60">
            <text:p>6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65">
            <text:p>1.65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Marcos</text:p>
          </table:table-cell>
          <table:table-cell office:value-type="string">
            <text:p>Martín Martín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mmarmar2@example.com</text:p>
          </table:table-cell>
          <table:table-cell office:value-type="float" office:value="4.02">
            <text:p>4.02</text:p>
          </table:table-cell>
          <table:table-cell office:value-type="float" office:value="7.31">
            <text:p>7.31</text:p>
          </table:table-cell>
          <table:table-cell office:value-type="float" office:value="6.59">
            <text:p>6.59</text:p>
          </table:table-cell>
          <table:table-cell office:value-type="string">
            <text:p>-</text:p>
          </table:table-cell>
          <table:table-cell office:value-type="float" office:value="5.60">
            <text:p>5.60</text:p>
          </table:table-cell>
          <table:table-cell office:value-type="float" office:value="7.30">
            <text:p>7.30</text:p>
          </table:table-cell>
          <table:table-cell office:value-type="float" office:value="5.47">
            <text:p>5.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float" office:value="7.00">
            <text:p>7.00</text:p>
          </table:table-cell>
          <table:table-cell office:value-type="float" office:value="6.33">
            <text:p>6.33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8.57">
            <text:p>8.57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6.75">
            <text:p>6.75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6.54">
            <text:p>6.54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50">
            <text:p>6.50</text:p>
          </table:table-cell>
          <table:table-cell office:value-type="float" office:value="6.46">
            <text:p>6.4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61">
            <text:p>1.61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José Ramón</text:p>
          </table:table-cell>
          <table:table-cell office:value-type="string">
            <text:p>Moral Rojas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ramonmoralrojas@gmail.com</text:p>
          </table:table-cell>
          <table:table-cell office:value-type="float" office:value="5.32">
            <text:p>5.32</text:p>
          </table:table-cell>
          <table:table-cell office:value-type="float" office:value="4.47">
            <text:p>4.47</text:p>
          </table:table-cell>
          <table:table-cell office:value-type="string">
            <text:p>-</text:p>
          </table:table-cell>
          <table:table-cell office:value-type="float" office:value="9.10">
            <text:p>9.10</text:p>
          </table:table-cell>
          <table:table-cell office:value-type="float" office:value="5.30">
            <text:p>5.30</text:p>
          </table:table-cell>
          <table:table-cell office:value-type="float" office:value="8.10">
            <text:p>8.10</text:p>
          </table:table-cell>
          <table:table-cell office:value-type="float" office:value="5.31">
            <text:p>5.3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40">
            <text:p>2.40</text:p>
          </table:table-cell>
          <table:table-cell office:value-type="float" office:value="5.40">
            <text:p>5.40</text:p>
          </table:table-cell>
          <table:table-cell office:value-type="string">
            <text:p>-</text:p>
          </table:table-cell>
          <table:table-cell office:value-type="float" office:value="5.30">
            <text:p>5.30</text:p>
          </table:table-cell>
          <table:table-cell office:value-type="float" office:value="5.00">
            <text:p>5.00</text:p>
          </table:table-cell>
          <table:table-cell office:value-type="float" office:value="5.77">
            <text:p>5.77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8.10">
            <text:p>8.10</text:p>
          </table:table-cell>
          <table:table-cell office:value-type="float" office:value="7.14">
            <text:p>7.14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5.63">
            <text:p>5.63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6.98">
            <text:p>6.98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50">
            <text:p>8.50</text:p>
          </table:table-cell>
          <table:table-cell office:value-type="float" office:value="6.86">
            <text:p>6.8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72">
            <text:p>1.72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Jose Domingo</text:p>
          </table:table-cell>
          <table:table-cell office:value-type="string">
            <text:p>Morillas Lass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morlas@example.com</text:p>
          </table:table-cell>
          <table:table-cell office:value-type="float" office:value="2.43">
            <text:p>2.43</text:p>
          </table:table-cell>
          <table:table-cell office:value-type="float" office:value="4.03">
            <text:p>4.03</text:p>
          </table:table-cell>
          <table:table-cell office:value-type="float" office:value="3.23">
            <text:p>3.23</text:p>
          </table:table-cell>
          <table:table-cell office:value-type="float" office:value="5.67">
            <text:p>5.67</text:p>
          </table:table-cell>
          <table:table-cell office:value-type="float" office:value="3.20">
            <text:p>3.20</text:p>
          </table:table-cell>
          <table:table-cell office:value-type="float" office:value="5.00">
            <text:p>5.00</text:p>
          </table:table-cell>
          <table:table-cell office:value-type="float" office:value="4.69">
            <text:p>4.69</text:p>
          </table:table-cell>
          <table:table-cell office:value-type="float" office:value="3.54">
            <text:p>3.54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float" office:value="1.00">
            <text:p>1.00</text:p>
          </table:table-cell>
          <table:table-cell office:value-type="float" office:value="3.35">
            <text:p>3.35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7.30">
            <text:p>7.30</text:p>
          </table:table-cell>
          <table:table-cell office:value-type="float" office:value="8.57">
            <text:p>8.57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2.75">
            <text:p>2.75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5.39">
            <text:p>5.39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50">
            <text:p>6.50</text:p>
          </table:table-cell>
          <table:table-cell office:value-type="float" office:value="4.90">
            <text:p>4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22">
            <text:p>1.22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Rodríguez Tejer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danielinformaticaiesharia@gmail.com</text:p>
          </table:table-cell>
          <table:table-cell office:value-type="float" office:value="5.39">
            <text:p>5.39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0">
            <text:p>5.40</text:p>
          </table:table-cell>
          <table:table-cell office:value-type="float" office:value="6.30">
            <text:p>6.30</text:p>
          </table:table-cell>
          <table:table-cell office:value-type="float" office:value="6.56">
            <text:p>6.5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20">
            <text:p>4.20</text:p>
          </table:table-cell>
          <table:table-cell office:value-type="float" office:value="8.90">
            <text:p>8.90</text:p>
          </table:table-cell>
          <table:table-cell office:value-type="string">
            <text:p>-</text:p>
          </table:table-cell>
          <table:table-cell office:value-type="float" office:value="6.60">
            <text:p>6.60</text:p>
          </table:table-cell>
          <table:table-cell office:value-type="float" office:value="7.90">
            <text:p>7.90</text:p>
          </table:table-cell>
          <table:table-cell office:value-type="float" office:value="6.69">
            <text:p>6.69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7.00">
            <text:p>7.00</text:p>
          </table:table-cell>
          <table:table-cell office:value-type="float" office:value="8.10">
            <text:p>8.10</text:p>
          </table:table-cell>
          <table:table-cell office:value-type="float" office:value="8.57">
            <text:p>8.57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6.75">
            <text:p>6.75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6.67">
            <text:p>6.67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50">
            <text:p>7.50</text:p>
          </table:table-cell>
          <table:table-cell office:value-type="float" office:value="6.84">
            <text:p>6.8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71">
            <text:p>1.71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Jenny</text:p>
          </table:table-cell>
          <table:table-cell office:value-type="string">
            <text:p>Sánchez Cortés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sancor@example.com</text:p>
          </table:table-cell>
          <table:table-cell office:value-type="float" office:value="1.25">
            <text:p>1.25</text:p>
          </table:table-cell>
          <table:table-cell office:value-type="float" office:value="3.85">
            <text:p>3.85</text:p>
          </table:table-cell>
          <table:table-cell office:value-type="float" office:value="1.59">
            <text:p>1.59</text:p>
          </table:table-cell>
          <table:table-cell office:value-type="float" office:value="3.03">
            <text:p>3.03</text:p>
          </table:table-cell>
          <table:table-cell office:value-type="float" office:value="1.60">
            <text:p>1.60</text:p>
          </table:table-cell>
          <table:table-cell office:value-type="float" office:value="3.90">
            <text:p>3.90</text:p>
          </table:table-cell>
          <table:table-cell office:value-type="float" office:value="4.38">
            <text:p>4.38</text:p>
          </table:table-cell>
          <table:table-cell office:value-type="float" office:value="4.17">
            <text:p>4.17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4.40">
            <text:p>4.40</text:p>
          </table:table-cell>
          <table:table-cell office:value-type="float" office:value="0.00">
            <text:p>0.00</text:p>
          </table:table-cell>
          <table:table-cell office:value-type="float" office:value="2.42">
            <text:p>2.42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75">
            <text:p>4.75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.97">
            <text:p>1.97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2.00">
            <text:p>2.00</text:p>
          </table:table-cell>
          <table:table-cell office:value-type="float" office:value="2.13">
            <text:p>2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53">
            <text:p>0.53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Jorge</text:p>
          </table:table-cell>
          <table:table-cell office:value-type="string">
            <text:p>Sánchez Garcés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orgegarces0207@gmail.com</text:p>
          </table:table-cell>
          <table:table-cell office:value-type="float" office:value="8.18">
            <text:p>8.18</text:p>
          </table:table-cell>
          <table:table-cell office:value-type="float" office:value="8.42">
            <text:p>8.4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20">
            <text:p>8.20</text:p>
          </table:table-cell>
          <table:table-cell office:value-type="float" office:value="8.40">
            <text:p>8.40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60">
            <text:p>7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30">
            <text:p>6.30</text:p>
          </table:table-cell>
          <table:table-cell office:value-type="float" office:value="7.60">
            <text:p>7.60</text:p>
          </table:table-cell>
          <table:table-cell office:value-type="float" office:value="7.49">
            <text:p>7.49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70">
            <text:p>7.70</text:p>
          </table:table-cell>
          <table:table-cell office:value-type="float" office:value="8.33">
            <text:p>8.33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7.63">
            <text:p>7.63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8.02">
            <text:p>8.02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3">
            <text:p>8.0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1">
            <text:p>2.01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Héctor</text:p>
          </table:table-cell>
          <table:table-cell office:value-type="string">
            <text:p>Sevilla Betancor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hsevbet2@example.com</text:p>
          </table:table-cell>
          <table:table-cell office:value-type="float" office:value="3.27">
            <text:p>3.27</text:p>
          </table:table-cell>
          <table:table-cell office:value-type="float" office:value="4.58">
            <text:p>4.58</text:p>
          </table:table-cell>
          <table:table-cell office:value-type="float" office:value="5.14">
            <text:p>5.14</text:p>
          </table:table-cell>
          <table:table-cell office:value-type="float" office:value="6.33">
            <text:p>6.33</text:p>
          </table:table-cell>
          <table:table-cell office:value-type="float" office:value="5.00">
            <text:p>5.00</text:p>
          </table:table-cell>
          <table:table-cell office:value-type="float" office:value="5.30">
            <text:p>5.30</text:p>
          </table:table-cell>
          <table:table-cell office:value-type="float" office:value="5.63">
            <text:p>5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0">
            <text:p>5.60</text:p>
          </table:table-cell>
          <table:table-cell office:value-type="float" office:value="5.50">
            <text:p>5.50</text:p>
          </table:table-cell>
          <table:table-cell office:value-type="float" office:value="5.39">
            <text:p>5.39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3">
            <text:p>3.33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7.14">
            <text:p>7.14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5.88">
            <text:p>5.88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51">
            <text:p>6.51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50">
            <text:p>8.50</text:p>
          </table:table-cell>
          <table:table-cell office:value-type="float" office:value="6.52">
            <text:p>6.5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63">
            <text:p>1.63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Jorge</text:p>
          </table:table-cell>
          <table:table-cell office:value-type="string">
            <text:p>Toledo Martín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orgetoledo1999@gmail.com</text:p>
          </table:table-cell>
          <table:table-cell office:value-type="string">
            <text:p>-</text:p>
          </table:table-cell>
          <table:table-cell office:value-type="float" office:value="4.15">
            <text:p>4.15</text:p>
          </table:table-cell>
          <table:table-cell office:value-type="float" office:value="3.34">
            <text:p>3.34</text:p>
          </table:table-cell>
          <table:table-cell office:value-type="float" office:value="5.93">
            <text:p>5.93</text:p>
          </table:table-cell>
          <table:table-cell office:value-type="float" office:value="3.30">
            <text:p>3.30</text:p>
          </table:table-cell>
          <table:table-cell office:value-type="float" office:value="5.00">
            <text:p>5.00</text:p>
          </table:table-cell>
          <table:table-cell office:value-type="float" office:value="6.72">
            <text:p>6.7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4.70">
            <text:p>4.70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4.70">
            <text:p>4.70</text:p>
          </table:table-cell>
          <table:table-cell office:value-type="float" office:value="5.08">
            <text:p>5.0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40">
            <text:p>8.40</text:p>
          </table:table-cell>
          <table:table-cell office:value-type="float" office:value="5.00">
            <text:p>5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5.63">
            <text:p>5.63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float" office:value="6.00">
            <text:p>6.00</text:p>
          </table:table-cell>
          <table:table-cell office:value-type="float" office:value="6.09">
            <text:p>6.09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6.12">
            <text:p>6.1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53">
            <text:p>1.53</text:p>
          </table:table-cell>
          <table:table-cell office:value-type="string">
            <text:p>1480459798</text:p>
          </table:table-cell>
        </table:table-row>
        <table:table-row>
          <table:table-cell office:value-type="string">
            <text:p>Aitami</text:p>
          </table:table-cell>
          <table:table-cell office:value-type="string">
            <text:p>Ventura Gonzál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vengon@example.com</text:p>
          </table:table-cell>
          <table:table-cell office:value-type="float" office:value="3.00">
            <text:p>3.00</text:p>
          </table:table-cell>
          <table:table-cell office:value-type="float" office:value="4.36">
            <text:p>4.36</text:p>
          </table:table-cell>
          <table:table-cell office:value-type="float" office:value="3.34">
            <text:p>3.34</text:p>
          </table:table-cell>
          <table:table-cell office:value-type="float" office:value="3.70">
            <text:p>3.70</text:p>
          </table:table-cell>
          <table:table-cell office:value-type="float" office:value="3.30">
            <text:p>3.30</text:p>
          </table:table-cell>
          <table:table-cell office:value-type="float" office:value="4.40">
            <text:p>4.40</text:p>
          </table:table-cell>
          <table:table-cell office:value-type="float" office:value="4.53">
            <text:p>4.53</text:p>
          </table:table-cell>
          <table:table-cell office:value-type="float" office:value="7.92">
            <text:p>7.92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4.50">
            <text:p>4.50</text:p>
          </table:table-cell>
          <table:table-cell office:value-type="float" office:value="1.00">
            <text:p>1.00</text:p>
          </table:table-cell>
          <table:table-cell office:value-type="float" office:value="3.19">
            <text:p>3.19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2">
            <text:p>7.22</text:p>
          </table:table-cell>
          <table:table-cell office:value-type="float" office:value="2.00">
            <text:p>2.00</text:p>
          </table:table-cell>
          <table:table-cell office:value-type="float" office:value="4.00">
            <text:p>4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80">
            <text:p>8.8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2.24">
            <text:p>2.24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float" office:value="2.93">
            <text:p>2.9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73">
            <text:p>0.73</text:p>
          </table:table-cell>
          <table:table-cell office:value-type="string">
            <text:p>14804597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1.1+ (Build: 20160901)</meta:generator>
    <meta:initial-creator>Admin User</meta:initial-creator>
    <meta:creation-date>2016-11-29T22:49:58</meta:creation-date>
    <meta:document-statistic meta:table-count="1" meta:cell-count="0" meta:object-count="0"/>
  </office:meta>
</office:document-meta>
</file>